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asuvkoveOkruhy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říprava – Přímotop Nepotvrzeno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 Nepotvrzeno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 Nepotvrzeno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 Nepotvrzeno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 Nepotvrzeno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 Nepotvrzeno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vlnná troub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ub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kuchyňská lin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nice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estoř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kční varná des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5;10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4; 10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8;10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0;10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ši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 venkovní + roboseka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pitná vod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užitková vod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ána + videovrátný</text:p>
          </table:table-cell>
          <table:table-cell/>
        </table:table-row>
      </table:table>
      <table:table table:name="Svetla" table:style-name="ta1"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chody stě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ídelna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Led pásek li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stůl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gauč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tup do denní místnost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chodb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světlo ú podlahy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šat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ložnic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1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upelna strop + 2x skří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u vstupu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teras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teriér světla pokoj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iér světlo ložnice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dílna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sklad</text:p>
          </table:table-cell>
        </table:table-row>
      </table:table>
      <table:table table:name="Topeni" table:style-name="ta1"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4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9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2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6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2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310 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22:20:25.154981732</meta:creation-date>
    <dc:date>2024-06-27T23:03:29.680321750</dc:date>
    <meta:editing-duration>PT31M12S</meta:editing-duration>
    <meta:editing-cycles>6</meta:editing-cycles>
    <meta:generator>LibreOffice/7.3.7.2$Linux_X86_64 LibreOffice_project/30$Build-2</meta:generator>
    <meta:document-statistic meta:table-count="3" meta:cell-count="434" meta:object-count="0"/>
  </office:meta>
</office:document-meta>
</file>